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475110" table:style-name="ce6">
            <text:p>475.110</text:p>
          </table:table-cell>
          <table:table-cell office:value-type="float" office:value="36300" table:style-name="ce6">
            <text:p>36.300</text:p>
          </table:table-cell>
          <table:table-cell office:value-type="float" office:value="34500" table:style-name="ce6">
            <text:p>34.500</text:p>
          </table:table-cell>
          <table:table-cell office:value-type="float" office:value="545910" table:style-name="ce6">
            <text:p>545.910</text:p>
          </table:table-cell>
          <table:table-cell office:value-type="float" office:value="401714" table:style-name="ce6">
            <text:p>401.714</text:p>
          </table:table-cell>
          <table:table-cell office:value-type="percentage" office:value="0.73586122254584085" table:style-name="ce11">
            <text:p>73,6%</text:p>
          </table:table-cell>
          <table:table-cell office:value-type="float" office:value="159969" table:style-name="ce6">
            <text:p>159.969</text:p>
          </table:table-cell>
          <table:table-cell office:value-type="date" office:date-value="2021-02-09T00:00:00" table:style-name="ce14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81045" table:style-name="ce8">
            <text:p>81.045</text:p>
          </table:table-cell>
          <table:table-cell office:value-type="float" office:value="6300" table:style-name="ce8">
            <text:p>6.300</text:p>
          </table:table-cell>
          <table:table-cell office:value-type="float" office:value="5400" table:style-name="ce8">
            <text:p>5.400</text:p>
          </table:table-cell>
          <table:table-cell office:value-type="float" office:value="92745" table:style-name="ce8">
            <text:p>92.745</text:p>
          </table:table-cell>
          <table:table-cell office:value-type="float" office:value="80211" table:style-name="ce8">
            <text:p>80.211</text:p>
          </table:table-cell>
          <table:table-cell office:value-type="percentage" office:value="0.86485524826136184" table:style-name="ce12">
            <text:p>86,5%</text:p>
          </table:table-cell>
          <table:table-cell office:value-type="float" office:value="29343" table:style-name="ce8">
            <text:p>29.343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83975" table:style-name="ce8">
            <text:p>83.975</text:p>
          </table:table-cell>
          <table:table-cell office:value-type="float" office:value="6300" table:style-name="ce8">
            <text:p>6.300</text:p>
          </table:table-cell>
          <table:table-cell office:value-type="float" office:value="4200" table:style-name="ce8">
            <text:p>4.200</text:p>
          </table:table-cell>
          <table:table-cell office:value-type="float" office:value="94475" table:style-name="ce8">
            <text:p>94.475</text:p>
          </table:table-cell>
          <table:table-cell office:value-type="float" office:value="75118" table:style-name="ce8">
            <text:p>75.118</text:p>
          </table:table-cell>
          <table:table-cell office:value-type="percentage" office:value="0.79510981741201381" table:style-name="ce12">
            <text:p>79,5%</text:p>
          </table:table-cell>
          <table:table-cell office:value-type="float" office:value="32296" table:style-name="ce8">
            <text:p>32.296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42480" table:style-name="ce8">
            <text:p>42.480</text:p>
          </table:table-cell>
          <table:table-cell office:value-type="float" office:value="3200" table:style-name="ce8">
            <text:p>3.200</text:p>
          </table:table-cell>
          <table:table-cell office:value-type="float" office:value="4800" table:style-name="ce8">
            <text:p>4.800</text:p>
          </table:table-cell>
          <table:table-cell office:value-type="float" office:value="50480" table:style-name="ce8">
            <text:p>50.480</text:p>
          </table:table-cell>
          <table:table-cell office:value-type="float" office:value="37685" table:style-name="ce8">
            <text:p>37.685</text:p>
          </table:table-cell>
          <table:table-cell office:value-type="percentage" office:value="0.74653328050713152" table:style-name="ce12">
            <text:p>74,7%</text:p>
          </table:table-cell>
          <table:table-cell office:value-type="float" office:value="14564" table:style-name="ce8">
            <text:p>14.564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93570" table:style-name="ce8">
            <text:p>93.570</text:p>
          </table:table-cell>
          <table:table-cell office:value-type="float" office:value="7000" table:style-name="ce8">
            <text:p>7.000</text:p>
          </table:table-cell>
          <table:table-cell office:value-type="float" office:value="8900" table:style-name="ce8">
            <text:p>8.900</text:p>
          </table:table-cell>
          <table:table-cell office:value-type="float" office:value="109470" table:style-name="ce8">
            <text:p>109.470</text:p>
          </table:table-cell>
          <table:table-cell office:value-type="float" office:value="86467" table:style-name="ce8">
            <text:p>86.467</text:p>
          </table:table-cell>
          <table:table-cell office:value-type="percentage" office:value="0.78986937060381834" table:style-name="ce12">
            <text:p>79,0%</text:p>
          </table:table-cell>
          <table:table-cell office:value-type="float" office:value="29967" table:style-name="ce8">
            <text:p>29.967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39345" table:style-name="ce8">
            <text:p>39.345</text:p>
          </table:table-cell>
          <table:table-cell office:value-type="float" office:value="2900" table:style-name="ce8">
            <text:p>2.900</text:p>
          </table:table-cell>
          <table:table-cell office:value-type="float" office:value="2400" table:style-name="ce8">
            <text:p>2.400</text:p>
          </table:table-cell>
          <table:table-cell office:value-type="float" office:value="44645" table:style-name="ce8">
            <text:p>44.645</text:p>
          </table:table-cell>
          <table:table-cell office:value-type="float" office:value="36320" table:style-name="ce8">
            <text:p>36.320</text:p>
          </table:table-cell>
          <table:table-cell office:value-type="percentage" office:value="0.81352895061037067" table:style-name="ce12">
            <text:p>81,4%</text:p>
          </table:table-cell>
          <table:table-cell office:value-type="float" office:value="14393" table:style-name="ce8">
            <text:p>14.393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77555" table:style-name="ce8">
            <text:p>177.555</text:p>
          </table:table-cell>
          <table:table-cell office:value-type="float" office:value="13500" table:style-name="ce8">
            <text:p>13.500</text:p>
          </table:table-cell>
          <table:table-cell office:value-type="float" office:value="9800" table:style-name="ce8">
            <text:p>9.800</text:p>
          </table:table-cell>
          <table:table-cell office:value-type="float" office:value="200855" table:style-name="ce8">
            <text:p>200.855</text:p>
          </table:table-cell>
          <table:table-cell office:value-type="float" office:value="168030" table:style-name="ce8">
            <text:p>168.030</text:p>
          </table:table-cell>
          <table:table-cell office:value-type="percentage" office:value="0.8365736476562694" table:style-name="ce12">
            <text:p>83,7%</text:p>
          </table:table-cell>
          <table:table-cell office:value-type="float" office:value="69345" table:style-name="ce8">
            <text:p>69.345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120375" table:style-name="ce8">
            <text:p>120.375</text:p>
          </table:table-cell>
          <table:table-cell office:value-type="float" office:value="9200" table:style-name="ce8">
            <text:p>9.200</text:p>
          </table:table-cell>
          <table:table-cell office:value-type="float" office:value="8300" table:style-name="ce8">
            <text:p>8.300</text:p>
          </table:table-cell>
          <table:table-cell office:value-type="float" office:value="137875" table:style-name="ce8">
            <text:p>137.875</text:p>
          </table:table-cell>
          <table:table-cell office:value-type="float" office:value="109636" table:style-name="ce8">
            <text:p>109.636</text:p>
          </table:table-cell>
          <table:table-cell office:value-type="percentage" office:value="0.79518404351767902" table:style-name="ce12">
            <text:p>79,5%</text:p>
          </table:table-cell>
          <table:table-cell office:value-type="float" office:value="35531" table:style-name="ce8">
            <text:p>35.531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410120" table:style-name="ce8">
            <text:p>410.120</text:p>
          </table:table-cell>
          <table:table-cell office:value-type="float" office:value="31400" table:style-name="ce8">
            <text:p>31.400</text:p>
          </table:table-cell>
          <table:table-cell office:value-type="float" office:value="31800" table:style-name="ce8">
            <text:p>31.800</text:p>
          </table:table-cell>
          <table:table-cell office:value-type="float" office:value="473320" table:style-name="ce8">
            <text:p>473.320</text:p>
          </table:table-cell>
          <table:table-cell office:value-type="float" office:value="340729" table:style-name="ce8">
            <text:p>340.729</text:p>
          </table:table-cell>
          <table:table-cell office:value-type="percentage" office:value="0.71987027803600101" table:style-name="ce12">
            <text:p>72,0%</text:p>
          </table:table-cell>
          <table:table-cell office:value-type="float" office:value="138400" table:style-name="ce8">
            <text:p>138.400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207280" table:style-name="ce8">
            <text:p>207.280</text:p>
          </table:table-cell>
          <table:table-cell office:value-type="float" office:value="15700" table:style-name="ce8">
            <text:p>15.700</text:p>
          </table:table-cell>
          <table:table-cell office:value-type="float" office:value="20600" table:style-name="ce8">
            <text:p>20.600</text:p>
          </table:table-cell>
          <table:table-cell office:value-type="float" office:value="243580" table:style-name="ce8">
            <text:p>243.580</text:p>
          </table:table-cell>
          <table:table-cell office:value-type="float" office:value="201983" table:style-name="ce8">
            <text:p>201.983</text:p>
          </table:table-cell>
          <table:table-cell office:value-type="percentage" office:value="0.82922653748255193" table:style-name="ce12">
            <text:p>82,9%</text:p>
          </table:table-cell>
          <table:table-cell office:value-type="float" office:value="89522" table:style-name="ce8">
            <text:p>89.522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74375" table:style-name="ce8">
            <text:p>74.375</text:p>
          </table:table-cell>
          <table:table-cell office:value-type="float" office:value="5400" table:style-name="ce8">
            <text:p>5.400</text:p>
          </table:table-cell>
          <table:table-cell office:value-type="float" office:value="4300" table:style-name="ce8">
            <text:p>4.300</text:p>
          </table:table-cell>
          <table:table-cell office:value-type="float" office:value="84075" table:style-name="ce8">
            <text:p>84.075</text:p>
          </table:table-cell>
          <table:table-cell office:value-type="float" office:value="71334" table:style-name="ce8">
            <text:p>71.334</text:p>
          </table:table-cell>
          <table:table-cell office:value-type="percentage" office:value="0.84845673505798391" table:style-name="ce12">
            <text:p>84,8%</text:p>
          </table:table-cell>
          <table:table-cell office:value-type="float" office:value="28790" table:style-name="ce8">
            <text:p>28.790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128815" table:style-name="ce8">
            <text:p>128.815</text:p>
          </table:table-cell>
          <table:table-cell office:value-type="float" office:value="9800" table:style-name="ce8">
            <text:p>9.800</text:p>
          </table:table-cell>
          <table:table-cell office:value-type="float" office:value="11000" table:style-name="ce8">
            <text:p>11.000</text:p>
          </table:table-cell>
          <table:table-cell office:value-type="float" office:value="149615" table:style-name="ce8">
            <text:p>149.615</text:p>
          </table:table-cell>
          <table:table-cell office:value-type="float" office:value="114462" table:style-name="ce8">
            <text:p>114.462</text:p>
          </table:table-cell>
          <table:table-cell office:value-type="percentage" office:value="0.76504361193730575" table:style-name="ce12">
            <text:p>76,5%</text:p>
          </table:table-cell>
          <table:table-cell office:value-type="float" office:value="54604" table:style-name="ce8">
            <text:p>54.604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9955" table:style-name="ce8">
            <text:p>19.955</text:p>
          </table:table-cell>
          <table:table-cell office:value-type="float" office:value="1400" table:style-name="ce8">
            <text:p>1.400</text:p>
          </table:table-cell>
          <table:table-cell office:value-type="float" office:value="1300" table:style-name="ce8">
            <text:p>1.300</text:p>
          </table:table-cell>
          <table:table-cell office:value-type="float" office:value="22655" table:style-name="ce8">
            <text:p>22.655</text:p>
          </table:table-cell>
          <table:table-cell office:value-type="float" office:value="18970" table:style-name="ce8">
            <text:p>18.970</text:p>
          </table:table-cell>
          <table:table-cell office:value-type="percentage" office:value="0.83734274994482449" table:style-name="ce12">
            <text:p>83,7%</text:p>
          </table:table-cell>
          <table:table-cell office:value-type="float" office:value="7997" table:style-name="ce8">
            <text:p>7.997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333375" table:style-name="ce8">
            <text:p>333.375</text:p>
          </table:table-cell>
          <table:table-cell office:value-type="float" office:value="25400" table:style-name="ce8">
            <text:p>25.400</text:p>
          </table:table-cell>
          <table:table-cell office:value-type="float" office:value="27700" table:style-name="ce8">
            <text:p>27.700</text:p>
          </table:table-cell>
          <table:table-cell office:value-type="float" office:value="386475" table:style-name="ce8">
            <text:p>386.475</text:p>
          </table:table-cell>
          <table:table-cell office:value-type="float" office:value="294615" table:style-name="ce8">
            <text:p>294.615</text:p>
          </table:table-cell>
          <table:table-cell office:value-type="percentage" office:value="0.7623132156025616" table:style-name="ce12">
            <text:p>76,2%</text:p>
          </table:table-cell>
          <table:table-cell office:value-type="float" office:value="115535" table:style-name="ce8">
            <text:p>115.535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87305" table:style-name="ce8">
            <text:p>87.305</text:p>
          </table:table-cell>
          <table:table-cell office:value-type="float" office:value="6600" table:style-name="ce8">
            <text:p>6.600</text:p>
          </table:table-cell>
          <table:table-cell office:value-type="float" office:value="6200" table:style-name="ce8">
            <text:p>6.200</text:p>
          </table:table-cell>
          <table:table-cell office:value-type="float" office:value="100105" table:style-name="ce8">
            <text:p>100.105</text:p>
          </table:table-cell>
          <table:table-cell office:value-type="float" office:value="78988" table:style-name="ce8">
            <text:p>78.988</text:p>
          </table:table-cell>
          <table:table-cell office:value-type="percentage" office:value="0.78905149592927426" table:style-name="ce12">
            <text:p>78,9%</text:p>
          </table:table-cell>
          <table:table-cell office:value-type="float" office:value="27799" table:style-name="ce8">
            <text:p>27.799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39345" table:style-name="ce8">
            <text:p>39.345</text:p>
          </table:table-cell>
          <table:table-cell office:value-type="float" office:value="2900" table:style-name="ce8">
            <text:p>2.900</text:p>
          </table:table-cell>
          <table:table-cell office:value-type="float" office:value="2700" table:style-name="ce8">
            <text:p>2.700</text:p>
          </table:table-cell>
          <table:table-cell office:value-type="float" office:value="44945" table:style-name="ce8">
            <text:p>44.945</text:p>
          </table:table-cell>
          <table:table-cell office:value-type="float" office:value="36677" table:style-name="ce8">
            <text:p>36.677</text:p>
          </table:table-cell>
          <table:table-cell office:value-type="percentage" office:value="0.81604182890199128" table:style-name="ce12">
            <text:p>81,6%</text:p>
          </table:table-cell>
          <table:table-cell office:value-type="float" office:value="13286" table:style-name="ce8">
            <text:p>13.286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107460" table:style-name="ce8">
            <text:p>107.460</text:p>
          </table:table-cell>
          <table:table-cell office:value-type="float" office:value="7900" table:style-name="ce8">
            <text:p>7.900</text:p>
          </table:table-cell>
          <table:table-cell office:value-type="float" office:value="9100" table:style-name="ce8">
            <text:p>9.100</text:p>
          </table:table-cell>
          <table:table-cell office:value-type="float" office:value="124460" table:style-name="ce8">
            <text:p>124.460</text:p>
          </table:table-cell>
          <table:table-cell office:value-type="float" office:value="75634" table:style-name="ce8">
            <text:p>75.634</text:p>
          </table:table-cell>
          <table:table-cell office:value-type="percentage" office:value="0.60769725212919812" table:style-name="ce12">
            <text:p>60,8%</text:p>
          </table:table-cell>
          <table:table-cell office:value-type="float" office:value="26299" table:style-name="ce8">
            <text:p>26.299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4320" table:style-name="ce8">
            <text:p>4.32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5120" table:style-name="ce8">
            <text:p>5.120</text:p>
          </table:table-cell>
          <table:table-cell office:value-type="float" office:value="2277" table:style-name="ce8">
            <text:p>2.277</text:p>
          </table:table-cell>
          <table:table-cell office:value-type="percentage" office:value="0.44472656249999998" table:style-name="ce12">
            <text:p>44,5%</text:p>
          </table:table-cell>
          <table:table-cell office:value-type="float" office:value="963" table:style-name="ce8">
            <text:p>963</text:p>
          </table:table-cell>
          <table:table-cell office:value-type="date" office:date-value="2021-02-08T00:00:00" table:style-name="ce15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3150" table:style-name="ce8">
            <text:p>3.15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3950" table:style-name="ce8">
            <text:p>3.950</text:p>
          </table:table-cell>
          <table:table-cell office:value-type="float" office:value="2399" table:style-name="ce8">
            <text:p>2.399</text:p>
          </table:table-cell>
          <table:table-cell office:value-type="percentage" office:value="0.60734177215189877" table:style-name="ce12">
            <text:p>60,7%</text:p>
          </table:table-cell>
          <table:table-cell office:value-type="float" office:value="1080" table:style-name="ce8">
            <text:p>1.080</text:p>
          </table:table-cell>
          <table:table-cell office:value-type="date" office:date-value="2021-02-08T00:00:00" table:style-name="ce16">
            <text:p>08/02/202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2528955" table:style-name="ce10">
            <text:p>2.528.955</text:p>
          </table:table-cell>
          <table:table-cell office:value-type="float" office:value="192000" table:style-name="ce10">
            <text:p>192.000</text:p>
          </table:table-cell>
          <table:table-cell office:value-type="float" office:value="193800" table:style-name="ce10">
            <text:p>193.800</text:p>
          </table:table-cell>
          <table:table-cell office:value-type="float" office:value="2914755" table:style-name="ce10">
            <text:p>2.914.755</text:p>
          </table:table-cell>
          <table:table-cell office:value-type="float" office:value="2233249" table:style-name="ce10">
            <text:p>2.233.249</text:p>
          </table:table-cell>
          <table:table-cell office:value-type="percentage" office:value="0.76618755264164573" table:style-name="ce13">
            <text:p>76,6%</text:p>
          </table:table-cell>
          <table:table-cell office:value-type="float" office:value="889683" table:style-name="ce10">
            <text:p>889.683</text:p>
          </table:table-cell>
          <table:table-cell table:style-name="ce17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2-10T15:21:03Z</dc:date>
  </office:meta>
</office:document-meta>
</file>